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0000"/>
    </style:style>
    <style:style style:name="gr2" style:family="graphic" style:parent-style-name="standard">
      <style:graphic-properties svg:stroke-width="0.1cm" svg:stroke-color="#ffffff" draw:fill="none" draw:fill-color="#ffffff"/>
    </style:style>
    <style:style style:name="gr3" style:family="graphic" style:parent-style-name="standard">
      <style:graphic-properties svg:stroke-width="0.05cm" draw:fill="none" draw:fill-color="#ffffff" fo:padding-top="-0.025cm" fo:padding-bottom="-0.025cm" fo:padding-left="-0.025cm" fo:padding-right="-0.025cm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0.479cm" fo:min-width="0.684cm"/>
    </style:style>
  </office:automatic-styles>
  <office:body>
    <office:drawing>
      <draw:page draw:name="page1" draw:style-name="dp1" draw:master-page-name="Default">
        <draw:g>
          <draw:glue-point draw:id="4" svg:x="-0.556cm" svg:y="-4.573cm"/>
          <draw:glue-point draw:id="5" svg:x="0.556cm" svg:y="-5cm"/>
          <draw:glue-point draw:id="6" svg:x="-0.556cm" svg:y="2.265cm"/>
          <draw:glue-point draw:id="7" svg:x="-5cm" svg:y="-4.573cm"/>
          <draw:glue-point draw:id="8" svg:x="-3.889cm" svg:y="-5cm"/>
          <draw:glue-point draw:id="9" svg:x="-5cm" svg:y="-2.863cm"/>
          <draw:glue-point draw:id="10" svg:x="-5cm" svg:y="-1.154cm"/>
          <draw:glue-point draw:id="11" svg:x="-5cm" svg:y="0.556cm"/>
          <draw:glue-point draw:id="12" svg:x="-5cm" svg:y="2.265cm"/>
          <draw:glue-point draw:id="13" svg:x="3.889cm" svg:y="-4.573cm"/>
          <draw:glue-point draw:id="14" svg:x="5cm" svg:y="-5cm"/>
          <draw:glue-point draw:id="15" svg:x="3.889cm" svg:y="-2.863cm"/>
          <draw:glue-point draw:id="16" svg:x="5cm" svg:y="-3.291cm"/>
          <draw:glue-point draw:id="17" svg:x="3.889cm" svg:y="-1.154cm"/>
          <draw:glue-point draw:id="18" svg:x="5cm" svg:y="-1.581cm"/>
          <draw:glue-point draw:id="19" svg:x="3.889cm" svg:y="0.556cm"/>
          <draw:glue-point draw:id="20" svg:x="5cm" svg:y="0.128cm"/>
          <draw:glue-point draw:id="21" svg:x="3.889cm" svg:y="2.265cm"/>
          <draw:glue-point draw:id="22" svg:x="5cm" svg:y="1.838cm"/>
          <draw:glue-point draw:id="23" svg:x="-0.556cm" svg:y="-1.154cm"/>
          <draw:rect draw:style-name="gr1" draw:layer="layout" svg:width="0.684cm" svg:height="1.368cm" svg:x="0cm" svg:y="0.085cm">
            <text:p/>
          </draw:rect>
          <draw:polygon draw:style-name="gr1" draw:layer="layout" svg:width="0.769cm" svg:height="0.085cm" svg:x="0cm" svg:y="0cm" svg:viewBox="0 0 770 86" draw:points="0,86 700,86 770,0 70,0">
            <text:p/>
          </draw:polygon>
          <draw:polygon draw:style-name="gr1" draw:layer="layout" svg:width="0.085cm" svg:height="1.453cm" svg:x="0.684cm" svg:y="0cm" svg:viewBox="0 0 86 1454" draw:points="0,69 86,0 86,1384 0,1454">
            <text:p/>
          </draw:polygon>
          <draw:line draw:style-name="gr2" draw:layer="layout" svg:x1="0cm" svg:y1="0.222cm" svg:x2="0.684cm" svg:y2="0.222cm">
            <text:p/>
          </draw:line>
          <draw:line draw:style-name="gr2" draw:layer="layout" svg:x1="0.769cm" svg:y1="0.137cm" svg:x2="0.684cm" svg:y2="0.222cm">
            <text:p/>
          </draw:line>
          <draw:line draw:style-name="gr2" draw:layer="layout" svg:x1="0.205cm" svg:y1="0.085cm" svg:x2="0.205cm" svg:y2="0.222cm">
            <text:p/>
          </draw:line>
          <draw:line draw:style-name="gr2" draw:layer="layout" svg:x1="0.205cm" svg:y1="0.085cm" svg:x2="0.291cm" svg:y2="0cm">
            <text:p/>
          </draw:line>
          <draw:line draw:style-name="gr2" draw:layer="layout" svg:x1="0cm" svg:y1="0.496cm" svg:x2="0.684cm" svg:y2="0.496cm">
            <text:p/>
          </draw:line>
          <draw:line draw:style-name="gr2" draw:layer="layout" svg:x1="0.769cm" svg:y1="0.41cm" svg:x2="0.684cm" svg:y2="0.496cm">
            <text:p/>
          </draw:line>
          <draw:line draw:style-name="gr2" draw:layer="layout" svg:x1="0.479cm" svg:y1="0.222cm" svg:x2="0.479cm" svg:y2="0.496cm">
            <text:p/>
          </draw:line>
          <draw:line draw:style-name="gr2" draw:layer="layout" svg:x1="0cm" svg:y1="0.769cm" svg:x2="0.684cm" svg:y2="0.769cm">
            <text:p/>
          </draw:line>
          <draw:line draw:style-name="gr2" draw:layer="layout" svg:x1="0.769cm" svg:y1="0.684cm" svg:x2="0.684cm" svg:y2="0.769cm">
            <text:p/>
          </draw:line>
          <draw:line draw:style-name="gr2" draw:layer="layout" svg:x1="0.205cm" svg:y1="0.496cm" svg:x2="0.205cm" svg:y2="0.769cm">
            <text:p/>
          </draw:line>
          <draw:line draw:style-name="gr2" draw:layer="layout" svg:x1="0cm" svg:y1="1.043cm" svg:x2="0.684cm" svg:y2="1.043cm">
            <text:p/>
          </draw:line>
          <draw:line draw:style-name="gr2" draw:layer="layout" svg:x1="0.769cm" svg:y1="0.957cm" svg:x2="0.684cm" svg:y2="1.043cm">
            <text:p/>
          </draw:line>
          <draw:line draw:style-name="gr2" draw:layer="layout" svg:x1="0.479cm" svg:y1="0.769cm" svg:x2="0.479cm" svg:y2="1.043cm">
            <text:p/>
          </draw:line>
          <draw:line draw:style-name="gr2" draw:layer="layout" svg:x1="0cm" svg:y1="1.316cm" svg:x2="0.684cm" svg:y2="1.316cm">
            <text:p/>
          </draw:line>
          <draw:line draw:style-name="gr2" draw:layer="layout" svg:x1="0.769cm" svg:y1="1.231cm" svg:x2="0.684cm" svg:y2="1.316cm">
            <text:p/>
          </draw:line>
          <draw:line draw:style-name="gr2" draw:layer="layout" svg:x1="0.205cm" svg:y1="1.043cm" svg:x2="0.205cm" svg:y2="1.316cm">
            <text:p/>
          </draw:line>
          <draw:line draw:style-name="gr2" draw:layer="layout" svg:x1="0.479cm" svg:y1="1.316cm" svg:x2="0.479cm" svg:y2="1.453cm">
            <text:p/>
          </draw:line>
          <draw:line draw:style-name="gr3" draw:layer="layout" svg:x1="0cm" svg:y1="0.085cm" svg:x2="0.684cm" svg:y2="0.085cm">
            <text:p/>
          </draw:line>
          <draw:line draw:style-name="gr3" draw:layer="layout" svg:x1="0.684cm" svg:y1="1.453cm" svg:x2="0.684cm" svg:y2="0.085cm">
            <text:p/>
          </draw:line>
          <draw:line draw:style-name="gr3" draw:layer="layout" svg:x1="0.684cm" svg:y1="0.085cm" svg:x2="0.769cm" svg:y2="0cm">
            <text:p/>
          </draw:line>
          <draw:polyline draw:style-name="gr3" draw:layer="layout" svg:width="0.769cm" svg:height="1.453cm" svg:x="0cm" svg:y="0cm" svg:viewBox="0 0 770 1454" draw:points="0,69 70,0 770,0 770,1384 700,1454 0,1454 0,69">
            <text:p/>
          </draw:polyline>
          <draw:frame draw:style-name="gr4" draw:layer="layout" svg:width="0.684cm" svg:height="1.025cm" svg:x="0cm" svg:y="1.248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Firewall</dc:title>
    <meta:creation-date>2011-02-07T17:12:30</meta:creation-date>
    <meta:editing-duration>P0D</meta:editing-duration>
    <meta:editing-cycles>1</meta:editing-cycles>
    <meta:document-statistic meta:object-count="26"/>
    <meta:generator>OpenOffice.org/3.3$Linux OpenOffice.org_project/330m20$Build-9567</meta:generator>
  </office:meta>
</office:document-meta>
</file>